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8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5"/>
        <table:table-column table:style-name="co6" table:default-cell-style-name="ce7"/>
        <table:table-column table:style-name="co3" table:number-columns-repeated="1018" table:default-cell-style-name="ce2"/>
        <table:table-row table:style-name="ro1">
          <table:table-cell table:style-name="ce1" office:value-type="string" calcext:value-type="string">
            <text:p>Millisecondi</text:p>
          </table:table-cell>
          <table:table-cell table:style-name="ce1" office:value-type="string" calcext:value-type="string">
            <text:p>Secondi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/1000" office:value-type="float" office:value="0.016" calcext:value-type="float">
            <text:p>0,016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5]/1000" office:value-type="float" office:value="0.007" calcext:value-type="float">
            <text:p>0,007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]/1000" office:value-type="float" office:value="0.002" calcext:value-type="float">
            <text:p>0,002</text:p>
          </table:table-cell>
          <table:table-cell/>
          <table:table-cell table:style-name="ce4" office:value-type="string" calcext:value-type="string">
            <text:p>Media:</text:p>
          </table:table-cell>
          <table:table-cell table:style-name="ce6" table:formula="of:=AVERAGE([.B2:.B2500])" office:value-type="float" office:value="0.00112925170068023" calcext:value-type="float">
            <text:p>0,0011292517</text:p>
          </table:table-cell>
          <table:table-cell table:style-name="ce8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/1000" office:value-type="float" office:value="0.001" calcext:value-type="float">
            <text:p>0,001</text:p>
          </table:table-cell>
          <table:table-cell/>
          <table:table-cell table:style-name="ce4"/>
          <table:table-cell table:style-name="ce6" table:formula="of:=[.E6]*1000" office:value-type="float" office:value="1.12925170068023" calcext:value-type="float">
            <text:p>1,1292517007</text:p>
          </table:table-cell>
          <table:table-cell table:style-name="ce8" office:value-type="string" calcext:value-type="string">
            <text:p>m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5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2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39]/1000" office:value-type="float" office:value="0.007" calcext:value-type="float">
            <text:p>0,007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4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9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1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6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4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6]/1000" office:value-type="float" office:value="0.008" calcext:value-type="float">
            <text:p>0,00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1]/1000" office:value-type="float" office:value="0.008" calcext:value-type="float">
            <text:p>0,00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4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0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6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55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9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0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21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36]/1000" office:value-type="float" office:value="0.008" calcext:value-type="float">
            <text:p>0,00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46]/1000" office:value-type="float" office:value="0.041" calcext:value-type="float">
            <text:p>0,04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5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6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6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7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8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8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8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8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9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06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07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1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25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3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4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4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5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5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5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6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6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76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7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7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8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86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8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9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0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0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08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1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1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2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2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2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2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3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3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4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4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5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5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7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8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8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8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4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97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0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0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1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1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2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3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3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3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4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5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5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5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6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6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6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6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7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7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8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8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9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9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0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0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11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21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2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2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28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2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3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38]/1000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4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4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4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4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6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7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72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7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8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8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9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9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69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0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0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0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1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1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27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3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38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4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46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5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5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63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6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6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7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7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9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9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9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7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0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0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0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1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1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2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3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39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4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6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6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6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7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7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7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8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8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9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9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9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0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0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1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1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1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2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2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34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4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4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5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5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6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65]/1000" office:value-type="float" office:value="0.008" calcext:value-type="float">
            <text:p>0,00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6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6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7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8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8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8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9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9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9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0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0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1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12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1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23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02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033]/1000" office:value-type="float" office:value="0.02" calcext:value-type="float">
            <text:p>0,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3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4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4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5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5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6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6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74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8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9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9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09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10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01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0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1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1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2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2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2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3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3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4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4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5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6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6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82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8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8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9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92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9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9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9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9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0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0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1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1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2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2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2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3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35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4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44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5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52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5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6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6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6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7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28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8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8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9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29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0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0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0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11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2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2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2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28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29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3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3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3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4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4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4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4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5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5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5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36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7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7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7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7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78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9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9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3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0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0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0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1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1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1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18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2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2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2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3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4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4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47]/1000" office:value-type="float" office:value="0.018" calcext:value-type="float">
            <text:p>0,01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4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5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45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5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5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6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6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46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7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7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77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8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8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8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49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4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0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1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1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1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2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2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32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4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4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4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54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5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56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56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6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7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7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8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8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9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9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9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9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0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0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0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61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1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1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2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2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2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3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3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3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3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43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64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4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5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5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61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6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6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6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7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679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8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8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9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69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6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0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70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0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71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1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2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2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25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33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3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74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4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47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74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5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5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56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5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6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62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6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71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78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9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9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7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79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06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07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0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1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1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2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2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2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3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46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48]/1000" office:value-type="float" office:value="0.02" calcext:value-type="float">
            <text:p>0,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58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5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67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6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7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7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7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7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8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8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8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9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9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89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9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9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0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0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1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17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2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2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3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3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3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3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4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4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5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5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5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6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6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975]/1000" office:value-type="float" office:value="0.006" calcext:value-type="float">
            <text:p>0,00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7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8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9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99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9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0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0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0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0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014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24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2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029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030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3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3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4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48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5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5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5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5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6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7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7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8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087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9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9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9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0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099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0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0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0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1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2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2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2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2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3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3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3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3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40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4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4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5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5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5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16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7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7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7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7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7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8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188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9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9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1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9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0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0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0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0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1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1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1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1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2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2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2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2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3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3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3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3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4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4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4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246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4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5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5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6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6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6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7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277]/1000" office:value-type="float" office:value="0.015" calcext:value-type="float">
            <text:p>0,01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7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8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8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8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8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8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8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8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9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296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0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0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0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0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1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1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1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327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2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2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3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37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3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3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42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45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5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5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5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5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6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6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6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7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72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7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7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7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81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391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9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9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39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01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403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0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0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0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1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1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2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24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2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2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2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30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3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34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3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3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38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439]/1000" office:value-type="float" office:value="0.003" calcext:value-type="float">
            <text:p>0,00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4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4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450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5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5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5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458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59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0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6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6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6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6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468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6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4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5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76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7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479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8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82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3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85]/1000" office:value-type="float" office:value="0.002" calcext:value-type="float">
            <text:p>0,00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486]/1000"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7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88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8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1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2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3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4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5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496]/1000" office:value-type="float" office:value="0.005" calcext:value-type="float">
            <text:p>0,005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497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8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99]/1000"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500]/1000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6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21:35:53.2164955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9:50:31.712299680</meta:creation-date>
    <dc:date>2017-11-26T21:37:45.045989659</dc:date>
    <meta:editing-duration>PT5M29S</meta:editing-duration>
    <meta:editing-cycles>4</meta:editing-cycles>
    <meta:generator>LibreOffice/5.1.6.2$Linux_X86_64 LibreOffice_project/10m0$Build-2</meta:generator>
    <meta:document-statistic meta:table-count="1" meta:cell-count="5005" meta:object-count="0"/>
  </office:meta>
</office:document-meta>
</file>